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C35DC98337C4AF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87cm, 0.391cm, -0.151cm, 7.597cm)" draw:image-opacity="100%" style:mirror="none"/>
    </style:style>
    <style:style style:name="gr2" style:family="graphic" style:parent-style-name="standard">
      <style:graphic-properties draw:stroke="solid" svg:stroke-width="0.035cm" svg:stroke-color="#ff0000" draw:stroke-linejoin="miter" draw:fill="none" draw:textarea-vertical-align="middle" draw:auto-grow-height="false" draw:fit-to-size="false" fo:min-height="15.307cm" fo:min-width="12.901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draw:fit-to-size="false" fo:min-height="3.293cm" fo:min-width="2.04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none" draw:textarea-vertical-align="middle" draw:auto-grow-height="false" draw:fit-to-size="false" fo:min-height="0.251cm" fo:min-width="2.307cm"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none" draw:textarea-vertical-align="middle" draw:auto-grow-height="false" draw:fit-to-size="false" fo:min-height="1.555cm" fo:min-width="6.652cm" fo:padding-top="0.125cm" fo:padding-bottom="0.125cm" fo:padding-left="0.25cm" fo:padding-right="0.25cm" fo:wrap-option="wrap"/>
    </style:style>
    <style:style style:name="gr6" style:family="graphic" style:parent-style-name="standard">
      <style:graphic-properties draw:stroke="solid" svg:stroke-width="0.035cm" svg:stroke-color="#43729d" draw:stroke-linejoin="miter" draw:fill="none" draw:textarea-vertical-align="middle" draw:auto-grow-height="false" draw:fit-to-size="false" fo:min-height="0.018cm" fo:min-width="2.007cm" fo:padding-top="0.125cm" fo:padding-bottom="0.125cm" fo:padding-left="0.25cm" fo:padding-right="0.25cm" fo:wrap-option="wrap"/>
    </style:style>
    <style:style style:name="gr7" style:family="graphic" style:parent-style-name="standard">
      <style:graphic-properties draw:stroke="solid" svg:stroke-width="0.035cm" svg:stroke-color="#43729d" draw:stroke-linejoin="miter" draw:fill="none" draw:textarea-vertical-align="middle" draw:auto-grow-height="false" draw:fit-to-size="false" fo:min-height="0.786cm" fo:min-width="11.298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none" draw:textarea-vertical-align="middle" draw:auto-grow-height="false" draw:fit-to-size="false" fo:min-height="6.067cm" fo:min-width="8.192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none" draw:textarea-vertical-align="middle" draw:auto-grow-height="false" draw:fit-to-size="false" fo:min-height="1.655cm" fo:min-width="1.004cm" fo:padding-top="0.125cm" fo:padding-bottom="0.125cm" fo:padding-left="0.25cm" fo:padding-right="0.25cm" fo:wrap-option="wrap"/>
    </style:style>
    <style:style style:name="gr10" style:family="graphic" style:parent-style-name="standard">
      <style:graphic-properties draw:stroke="solid" svg:stroke-width="0.035cm" svg:stroke-color="#43729d" draw:stroke-linejoin="miter" draw:fill="none" draw:textarea-vertical-align="middle" draw:auto-grow-height="false" draw:fit-to-size="false" fo:min-height="2.023cm" fo:min-width="3.109cm" fo:padding-top="0.125cm" fo:padding-bottom="0.125cm" fo:padding-left="0.25cm" fo:padding-right="0.25cm" fo:wrap-option="wrap"/>
    </style:style>
    <style:style style:name="gr11" style:family="graphic" style:parent-style-name="standard">
      <style:graphic-properties draw:stroke="solid" svg:stroke-width="0.035cm" svg:stroke-color="#43729d" draw:stroke-linejoin="miter" draw:fill="none" draw:textarea-vertical-align="middle" draw:auto-grow-height="false" draw:fit-to-size="false" fo:min-height="3.794cm" fo:min-width="2.575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none" draw:textarea-vertical-align="middle" draw:auto-grow-height="false" draw:fit-to-size="false" fo:min-height="0.074cm" fo:min-width="8.724cm" fo:padding-top="0.125cm" fo:padding-bottom="0.125cm" fo:padding-left="0.25cm" fo:padding-right="0.25cm" fo:wrap-option="wrap"/>
    </style:style>
    <style:style style:name="gr13" style:family="graphic" style:parent-style-name="standard">
      <style:graphic-properties draw:stroke="solid" svg:stroke-width="0.035cm" svg:stroke-color="#43729d" draw:stroke-linejoin="miter" draw:fill="none" draw:textarea-vertical-align="middle" draw:auto-grow-height="false" draw:fit-to-size="false" fo:min-height="7.504cm" fo:min-width="4.313cm" fo:padding-top="0.125cm" fo:padding-bottom="0.125cm" fo:padding-left="0.25cm" fo:padding-right="0.25cm" fo:wrap-option="wrap"/>
    </style:style>
    <style:style style:name="gr14" style:family="graphic" style:parent-style-name="standard">
      <style:graphic-properties draw:stroke="solid" svg:stroke-width="0.035cm" svg:stroke-color="#43729d" draw:stroke-linejoin="miter" draw:fill="none" draw:textarea-vertical-align="middle" draw:auto-grow-height="false" draw:fit-to-size="false" fo:min-height="2.19cm" fo:min-width="3.076cm" fo:padding-top="0.125cm" fo:padding-bottom="0.125cm" fo:padding-left="0.25cm" fo:padding-right="0.25cm" fo:wrap-option="wrap"/>
    </style:style>
    <style:style style:name="gr15" style:family="graphic" style:parent-style-name="standard">
      <style:graphic-properties draw:stroke="solid" svg:stroke-width="0.035cm" svg:stroke-color="#7030a0" draw:stroke-linejoin="miter" draw:fill="none" draw:textarea-vertical-align="middle" draw:auto-grow-height="false" draw:fit-to-size="false" fo:min-height="13.72cm" fo:min-width="7.501cm" fo:padding-top="0.125cm" fo:padding-bottom="0.125cm" fo:padding-left="0.25cm" fo:padding-right="0.25cm" fo:wrap-option="wrap"/>
    </style:style>
    <style:style style:name="gr16" style:family="graphic" style:parent-style-name="standard">
      <style:graphic-properties draw:stroke="solid" svg:stroke-width="0.035cm" svg:stroke-color="#7030a0" draw:stroke-linejoin="miter" draw:fill="none" draw:textarea-vertical-align="middle" draw:auto-grow-height="false" draw:fit-to-size="false" fo:min-height="13.751cm" fo:min-width="4.547cm" fo:padding-top="0.125cm" fo:padding-bottom="0.125cm" fo:padding-left="0.25cm" fo:padding-right="0.25cm" fo:wrap-option="wrap"/>
    </style:style>
    <style:style style:name="gr17" style:family="graphic" style:parent-style-name="standard">
      <style:graphic-properties draw:stroke="solid" svg:stroke-width="0.035cm" svg:stroke-color="#385623" draw:stroke-linejoin="miter" draw:fill="none" draw:textarea-vertical-align="middle" draw:auto-grow-height="false" draw:fit-to-size="false" fo:min-height="5.107cm" fo:min-width="3.705cm" fo:padding-top="0.125cm" fo:padding-bottom="0.125cm" fo:padding-left="0.25cm" fo:padding-right="0.25cm" fo:wrap-option="wrap"/>
    </style:style>
    <style:style style:name="gr18" style:family="graphic" style:parent-style-name="standard">
      <style:graphic-properties draw:stroke="solid" svg:stroke-width="0.035cm" svg:stroke-color="#385623" draw:stroke-linejoin="miter" draw:fill="none" draw:textarea-vertical-align="middle" draw:auto-grow-height="false" draw:fit-to-size="false" fo:min-height="3.751cm" fo:min-width="2.843cm" fo:padding-top="0.125cm" fo:padding-bottom="0.125cm" fo:padding-left="0.25cm" fo:padding-right="0.25cm" fo:wrap-option="wrap"/>
    </style:style>
    <style:style style:name="gr19" style:family="graphic">
      <style:graphic-properties style:protect="size"/>
    </style:style>
    <style:style style:name="gr2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白紙-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白紙-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白紙-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paragraph-properties fo:margin-top="0cm" fo:margin-bottom="0cm" fo:text-align="star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color="#ffffff"/>
    </style:style>
    <style:style style:name="T1" style:family="text">
      <style:text-properties fo:font-variant="normal" fo:text-transform="none" fo:color="#7030a0"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 style:family="text">
      <style:text-properties fo:font-variant="normal" fo:text-transform="none" fo:color="#385623"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游ゴシック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presentation:presentation-page-layout-name="AL1T0">
        <draw:frame draw:name="図 1" draw:style-name="gr1" draw:text-style-name="P1" draw:layer="layout" svg:width="42.811cm" svg:height="27.137cm" svg:x="-0.869cm" svg:y="-3.175cm">
          <draw:image xlink:href="Pictures/100000000000078000000438C35DC98337C4AFC5.png" xlink:type="simple" xlink:show="embed" xlink:actuate="onLoad">
            <text:p/>
          </draw:image>
        </draw:frame>
        <draw:custom-shape draw:name="正方形/長方形 2" draw:style-name="gr2" draw:text-style-name="P2" draw:layer="layout" svg:width="13.4cm" svg:height="15.556cm" svg:x="9.8cm" svg:y="1.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5" draw:style-name="gr3" draw:text-style-name="P2" draw:layer="layout" svg:width="2.539cm" svg:height="3.542cm" svg:x="0.836cm" svg:y="-1.805cm">
          <text:p/>
          <draw:enhanced-geometry draw:mirror-horizontal="false" draw:mirror-vertical="false" svg:viewBox="0 0 0 0" drawooo:sub-view-size="914400 1275439" draw:text-areas="0 0 ?f42 ?f43" draw:type="ooxml-non-primitive" draw:enhanced-path="M 0 0 C 52137 12031 105650 19174 156411 36094 167173 39681 171616 53072 180474 60158 191765 69191 205460 74964 216569 84221 309214 161424 199139 84632 288758 144379 296779 160421 301340 178726 312822 192505 372979 264693 328864 164432 372979 252663 378651 264007 380015 277101 385011 288758 392076 305243 402009 320399 409074 336884 438961 406620 398927 339711 445169 409073 449179 437147 450823 465662 457200 493294 493262 649564 469249 505396 493295 601579 520865 711860 499013 670314 541422 733926 571140 882525 536209 693830 565485 986589 569362 1025360 594871 1086390 625643 1106905 L 661737 1130968 C 669758 1147010 674318 1165316 685800 1179094 695057 1190203 708961 1196691 721895 1203158 746556 1215488 795274 1222646 818148 1227221 826169 1239253 830179 1255295 842211 1263316 863175 1277292 890751 1275347 914400 1275347 N">
            <draw:equation draw:name="f0" draw:formula="0*logwidth/914400"/>
            <draw:equation draw:name="f1" draw:formula="0*logheight/1275439"/>
            <draw:equation draw:name="f2" draw:formula="156411*logwidth/914400"/>
            <draw:equation draw:name="f3" draw:formula="36094*logheight/1275439"/>
            <draw:equation draw:name="f4" draw:formula="180474*logwidth/914400"/>
            <draw:equation draw:name="f5" draw:formula="60158*logheight/1275439"/>
            <draw:equation draw:name="f6" draw:formula="216569*logwidth/914400"/>
            <draw:equation draw:name="f7" draw:formula="84221*logheight/1275439"/>
            <draw:equation draw:name="f8" draw:formula="288758*logwidth/914400"/>
            <draw:equation draw:name="f9" draw:formula="144379*logheight/1275439"/>
            <draw:equation draw:name="f10" draw:formula="312822*logwidth/914400"/>
            <draw:equation draw:name="f11" draw:formula="192505*logheight/1275439"/>
            <draw:equation draw:name="f12" draw:formula="372979*logwidth/914400"/>
            <draw:equation draw:name="f13" draw:formula="252663*logheight/1275439"/>
            <draw:equation draw:name="f14" draw:formula="385011*logwidth/914400"/>
            <draw:equation draw:name="f15" draw:formula="288758*logheight/1275439"/>
            <draw:equation draw:name="f16" draw:formula="409074*logwidth/914400"/>
            <draw:equation draw:name="f17" draw:formula="336884*logheight/1275439"/>
            <draw:equation draw:name="f18" draw:formula="445169*logwidth/914400"/>
            <draw:equation draw:name="f19" draw:formula="409073*logheight/1275439"/>
            <draw:equation draw:name="f20" draw:formula="457200*logwidth/914400"/>
            <draw:equation draw:name="f21" draw:formula="493294*logheight/1275439"/>
            <draw:equation draw:name="f22" draw:formula="493295*logwidth/914400"/>
            <draw:equation draw:name="f23" draw:formula="601579*logheight/1275439"/>
            <draw:equation draw:name="f24" draw:formula="541422*logwidth/914400"/>
            <draw:equation draw:name="f25" draw:formula="733926*logheight/1275439"/>
            <draw:equation draw:name="f26" draw:formula="565485*logwidth/914400"/>
            <draw:equation draw:name="f27" draw:formula="986589*logheight/1275439"/>
            <draw:equation draw:name="f28" draw:formula="625643*logwidth/914400"/>
            <draw:equation draw:name="f29" draw:formula="1106905*logheight/1275439"/>
            <draw:equation draw:name="f30" draw:formula="661737*logwidth/914400"/>
            <draw:equation draw:name="f31" draw:formula="1130968*logheight/1275439"/>
            <draw:equation draw:name="f32" draw:formula="685800*logwidth/914400"/>
            <draw:equation draw:name="f33" draw:formula="1179094*logheight/1275439"/>
            <draw:equation draw:name="f34" draw:formula="721895*logwidth/914400"/>
            <draw:equation draw:name="f35" draw:formula="1203158*logheight/1275439"/>
            <draw:equation draw:name="f36" draw:formula="818148*logwidth/914400"/>
            <draw:equation draw:name="f37" draw:formula="1227221*logheight/1275439"/>
            <draw:equation draw:name="f38" draw:formula="842211*logwidth/914400"/>
            <draw:equation draw:name="f39" draw:formula="1263316*logheight/1275439"/>
            <draw:equation draw:name="f40" draw:formula="914400*logwidth/914400"/>
            <draw:equation draw:name="f41" draw:formula="1275347*logheight/1275439"/>
            <draw:equation draw:name="f42" draw:formula="logwidth"/>
            <draw:equation draw:name="f43" draw:formula="logheight"/>
          </draw:enhanced-geometry>
        </draw:custom-shape>
        <draw:custom-shape draw:name="フリーフォーム 6" draw:style-name="gr4" draw:text-style-name="P2" draw:layer="layout" svg:width="2.806cm" svg:height="0.5cm" svg:x="3.342cm" svg:y="1.638cm">
          <text:p/>
          <draw:enhanced-geometry draw:mirror-horizontal="false" draw:mirror-vertical="false" svg:viewBox="0 0 0 0" drawooo:sub-view-size="1010653 180474" draw:text-areas="0 0 ?f18 ?f19" draw:type="ooxml-non-primitive" draw:enhanced-path="M 1010653 180474 C 990600 164432 969993 149060 950495 132348 941882 124966 936158 114121 926431 108285 896644 90413 808635 86646 794084 84221 748939 76697 749922 71603 709863 60158 653140 43952 645667 45831 577516 36095 503884 11552 571500 31468 445168 12032 424956 8922 405063 4011 385010 0 L 0 12032 N">
            <draw:equation draw:name="f0" draw:formula="1010653*logwidth/1010653"/>
            <draw:equation draw:name="f1" draw:formula="180474*logheight/180474"/>
            <draw:equation draw:name="f2" draw:formula="950495*logwidth/1010653"/>
            <draw:equation draw:name="f3" draw:formula="132348*logheight/180474"/>
            <draw:equation draw:name="f4" draw:formula="926431*logwidth/1010653"/>
            <draw:equation draw:name="f5" draw:formula="108285*logheight/180474"/>
            <draw:equation draw:name="f6" draw:formula="794084*logwidth/1010653"/>
            <draw:equation draw:name="f7" draw:formula="84221*logheight/180474"/>
            <draw:equation draw:name="f8" draw:formula="709863*logwidth/1010653"/>
            <draw:equation draw:name="f9" draw:formula="60158*logheight/180474"/>
            <draw:equation draw:name="f10" draw:formula="577516*logwidth/1010653"/>
            <draw:equation draw:name="f11" draw:formula="36095*logheight/180474"/>
            <draw:equation draw:name="f12" draw:formula="445168*logwidth/1010653"/>
            <draw:equation draw:name="f13" draw:formula="12032*logheight/180474"/>
            <draw:equation draw:name="f14" draw:formula="385010*logwidth/1010653"/>
            <draw:equation draw:name="f15" draw:formula="0*logheight/180474"/>
            <draw:equation draw:name="f16" draw:formula="0*logwidth/1010653"/>
            <draw:equation draw:name="f17" draw:formula="12032*logheight/180474"/>
            <draw:equation draw:name="f18" draw:formula="logwidth"/>
            <draw:equation draw:name="f19" draw:formula="logheight"/>
          </draw:enhanced-geometry>
        </draw:custom-shape>
        <draw:custom-shape draw:name="フリーフォーム 8" draw:style-name="gr5" draw:text-style-name="P2" draw:layer="layout" svg:width="7.151cm" svg:height="1.804cm" svg:x="6.149cm" svg:y="0.334cm">
          <text:p/>
          <draw:enhanced-geometry draw:mirror-horizontal="false" draw:mirror-vertical="false" svg:viewBox="0 0 0 0" drawooo:sub-view-size="2574757 649705" draw:text-areas="0 0 ?f116 ?f117" draw:type="ooxml-non-primitive" draw:enhanced-path="M 0 649705 C 16042 629652 34516 611324 48126 589547 54848 578792 53632 564327 60157 553452 71585 534405 103924 516254 120315 505326 132347 509337 145398 511066 156410 517358 173820 527307 186026 545740 204536 553452 235064 566172 300789 577516 300789 577516 426419 567047 423600 598584 481263 529389 490520 518281 495101 503520 505326 493295 515551 483070 530539 478753 541421 469231 562763 450557 601578 409073 601578 409073 605589 397042 605687 382882 613610 372979 637215 343474 677253 343406 709863 336884 729916 340895 751730 339771 770021 348916 785240 356525 792269 375120 806115 385010 820710 395435 838200 401052 854242 409073 862263 421105 869048 434059 878305 445168 889198 458240 905382 466834 914400 481263 925847 499578 930880 521199 938463 541421 942916 553296 943122 567196 950494 577516 963681 595977 982579 609600 998621 625642 1018673 621631 1038939 618570 1058778 613610 1071082 610534 1082569 604655 1094873 601579 1114712 596619 1134978 593558 1155031 589547 1167063 581526 1180017 574741 1191126 565484 1283771 488281 1173696 565073 1263315 505326 1307210 439483 1277290 495611 1299410 385010 1305896 352581 1315452 320842 1323473 288758 1338580 228330 1330277 256317 1347536 204537 1351547 172453 1333079 126826 1359568 108284 1389320 87458 1433399 108832 1467852 120316 1495288 129461 1540042 168442 1540042 168442 1560095 160421 1580883 154038 1600200 144379 1621047 133955 1645435 114905 1660357 96252 1669390 84961 1677247 72713 1684421 60158 1693320 44585 1695802 24714 1708484 12031 1717452 3063 1732547 4010 1744578 0 1768641 4010 1792954 6739 1816768 12031 1829149 14782 1840180 24063 1852863 24063 1865545 24063 1876926 16042 1888957 12031 1904999 16042 1921184 19520 1937084 24063 1949278 27547 1960742 33608 1973178 36095 2000986 41657 2029326 44116 2057400 48126 2065421 60158 2075767 70930 2081463 84221 2108402 147080 2084397 177832 2069431 252663 2057399 240631 2050351 216568 2033336 216568 2020654 216568 2019904 240058 2021305 252663 2024106 277872 2045368 324852 2045368 324852 2041357 356936 2039120 389293 2033336 421105 2031067 433583 2016595 445425 2021305 457200 2026676 470626 2045368 473242 2057400 481263 2092890 457603 2100640 455844 2129589 421105 2157334 387811 2150200 375280 2189747 348916 2200300 341881 2213307 338813 2225842 336884 2265678 330755 2306052 328863 2346157 324852 2361096 309914 2385448 282417 2406315 276726 2437510 268219 2470484 268705 2502568 264695 L 2574757 240631 N">
            <draw:equation draw:name="f0" draw:formula="0*logwidth/2574757"/>
            <draw:equation draw:name="f1" draw:formula="649705*logheight/649705"/>
            <draw:equation draw:name="f2" draw:formula="48126*logwidth/2574757"/>
            <draw:equation draw:name="f3" draw:formula="589547*logheight/649705"/>
            <draw:equation draw:name="f4" draw:formula="60157*logwidth/2574757"/>
            <draw:equation draw:name="f5" draw:formula="553452*logheight/649705"/>
            <draw:equation draw:name="f6" draw:formula="120315*logwidth/2574757"/>
            <draw:equation draw:name="f7" draw:formula="505326*logheight/649705"/>
            <draw:equation draw:name="f8" draw:formula="156410*logwidth/2574757"/>
            <draw:equation draw:name="f9" draw:formula="517358*logheight/649705"/>
            <draw:equation draw:name="f10" draw:formula="204536*logwidth/2574757"/>
            <draw:equation draw:name="f11" draw:formula="553452*logheight/649705"/>
            <draw:equation draw:name="f12" draw:formula="300789*logwidth/2574757"/>
            <draw:equation draw:name="f13" draw:formula="577516*logheight/649705"/>
            <draw:equation draw:name="f14" draw:formula="481263*logwidth/2574757"/>
            <draw:equation draw:name="f15" draw:formula="529389*logheight/649705"/>
            <draw:equation draw:name="f16" draw:formula="505326*logwidth/2574757"/>
            <draw:equation draw:name="f17" draw:formula="493295*logheight/649705"/>
            <draw:equation draw:name="f18" draw:formula="541421*logwidth/2574757"/>
            <draw:equation draw:name="f19" draw:formula="469231*logheight/649705"/>
            <draw:equation draw:name="f20" draw:formula="601578*logwidth/2574757"/>
            <draw:equation draw:name="f21" draw:formula="409073*logheight/649705"/>
            <draw:equation draw:name="f22" draw:formula="613610*logwidth/2574757"/>
            <draw:equation draw:name="f23" draw:formula="372979*logheight/649705"/>
            <draw:equation draw:name="f24" draw:formula="709863*logwidth/2574757"/>
            <draw:equation draw:name="f25" draw:formula="336884*logheight/649705"/>
            <draw:equation draw:name="f26" draw:formula="770021*logwidth/2574757"/>
            <draw:equation draw:name="f27" draw:formula="348916*logheight/649705"/>
            <draw:equation draw:name="f28" draw:formula="806115*logwidth/2574757"/>
            <draw:equation draw:name="f29" draw:formula="385010*logheight/649705"/>
            <draw:equation draw:name="f30" draw:formula="854242*logwidth/2574757"/>
            <draw:equation draw:name="f31" draw:formula="409073*logheight/649705"/>
            <draw:equation draw:name="f32" draw:formula="878305*logwidth/2574757"/>
            <draw:equation draw:name="f33" draw:formula="445168*logheight/649705"/>
            <draw:equation draw:name="f34" draw:formula="914400*logwidth/2574757"/>
            <draw:equation draw:name="f35" draw:formula="481263*logheight/649705"/>
            <draw:equation draw:name="f36" draw:formula="938463*logwidth/2574757"/>
            <draw:equation draw:name="f37" draw:formula="541421*logheight/649705"/>
            <draw:equation draw:name="f38" draw:formula="950494*logwidth/2574757"/>
            <draw:equation draw:name="f39" draw:formula="577516*logheight/649705"/>
            <draw:equation draw:name="f40" draw:formula="998621*logwidth/2574757"/>
            <draw:equation draw:name="f41" draw:formula="625642*logheight/649705"/>
            <draw:equation draw:name="f42" draw:formula="1058778*logwidth/2574757"/>
            <draw:equation draw:name="f43" draw:formula="613610*logheight/649705"/>
            <draw:equation draw:name="f44" draw:formula="1094873*logwidth/2574757"/>
            <draw:equation draw:name="f45" draw:formula="601579*logheight/649705"/>
            <draw:equation draw:name="f46" draw:formula="1155031*logwidth/2574757"/>
            <draw:equation draw:name="f47" draw:formula="589547*logheight/649705"/>
            <draw:equation draw:name="f48" draw:formula="1191126*logwidth/2574757"/>
            <draw:equation draw:name="f49" draw:formula="565484*logheight/649705"/>
            <draw:equation draw:name="f50" draw:formula="1263315*logwidth/2574757"/>
            <draw:equation draw:name="f51" draw:formula="505326*logheight/649705"/>
            <draw:equation draw:name="f52" draw:formula="1299410*logwidth/2574757"/>
            <draw:equation draw:name="f53" draw:formula="385010*logheight/649705"/>
            <draw:equation draw:name="f54" draw:formula="1323473*logwidth/2574757"/>
            <draw:equation draw:name="f55" draw:formula="288758*logheight/649705"/>
            <draw:equation draw:name="f56" draw:formula="1347536*logwidth/2574757"/>
            <draw:equation draw:name="f57" draw:formula="204537*logheight/649705"/>
            <draw:equation draw:name="f58" draw:formula="1359568*logwidth/2574757"/>
            <draw:equation draw:name="f59" draw:formula="108284*logheight/649705"/>
            <draw:equation draw:name="f60" draw:formula="1467852*logwidth/2574757"/>
            <draw:equation draw:name="f61" draw:formula="120316*logheight/649705"/>
            <draw:equation draw:name="f62" draw:formula="1540042*logwidth/2574757"/>
            <draw:equation draw:name="f63" draw:formula="168442*logheight/649705"/>
            <draw:equation draw:name="f64" draw:formula="1600200*logwidth/2574757"/>
            <draw:equation draw:name="f65" draw:formula="144379*logheight/649705"/>
            <draw:equation draw:name="f66" draw:formula="1660357*logwidth/2574757"/>
            <draw:equation draw:name="f67" draw:formula="96252*logheight/649705"/>
            <draw:equation draw:name="f68" draw:formula="1684421*logwidth/2574757"/>
            <draw:equation draw:name="f69" draw:formula="60158*logheight/649705"/>
            <draw:equation draw:name="f70" draw:formula="1708484*logwidth/2574757"/>
            <draw:equation draw:name="f71" draw:formula="12031*logheight/649705"/>
            <draw:equation draw:name="f72" draw:formula="1744578*logwidth/2574757"/>
            <draw:equation draw:name="f73" draw:formula="0*logheight/649705"/>
            <draw:equation draw:name="f74" draw:formula="1816768*logwidth/2574757"/>
            <draw:equation draw:name="f75" draw:formula="12031*logheight/649705"/>
            <draw:equation draw:name="f76" draw:formula="1852863*logwidth/2574757"/>
            <draw:equation draw:name="f77" draw:formula="24063*logheight/649705"/>
            <draw:equation draw:name="f78" draw:formula="1888957*logwidth/2574757"/>
            <draw:equation draw:name="f79" draw:formula="12031*logheight/649705"/>
            <draw:equation draw:name="f80" draw:formula="1937084*logwidth/2574757"/>
            <draw:equation draw:name="f81" draw:formula="24063*logheight/649705"/>
            <draw:equation draw:name="f82" draw:formula="1973178*logwidth/2574757"/>
            <draw:equation draw:name="f83" draw:formula="36095*logheight/649705"/>
            <draw:equation draw:name="f84" draw:formula="2057400*logwidth/2574757"/>
            <draw:equation draw:name="f85" draw:formula="48126*logheight/649705"/>
            <draw:equation draw:name="f86" draw:formula="2081463*logwidth/2574757"/>
            <draw:equation draw:name="f87" draw:formula="84221*logheight/649705"/>
            <draw:equation draw:name="f88" draw:formula="2069431*logwidth/2574757"/>
            <draw:equation draw:name="f89" draw:formula="252663*logheight/649705"/>
            <draw:equation draw:name="f90" draw:formula="2033336*logwidth/2574757"/>
            <draw:equation draw:name="f91" draw:formula="216568*logheight/649705"/>
            <draw:equation draw:name="f92" draw:formula="2021305*logwidth/2574757"/>
            <draw:equation draw:name="f93" draw:formula="252663*logheight/649705"/>
            <draw:equation draw:name="f94" draw:formula="2045368*logwidth/2574757"/>
            <draw:equation draw:name="f95" draw:formula="324852*logheight/649705"/>
            <draw:equation draw:name="f96" draw:formula="2033336*logwidth/2574757"/>
            <draw:equation draw:name="f97" draw:formula="421105*logheight/649705"/>
            <draw:equation draw:name="f98" draw:formula="2021305*logwidth/2574757"/>
            <draw:equation draw:name="f99" draw:formula="457200*logheight/649705"/>
            <draw:equation draw:name="f100" draw:formula="2057400*logwidth/2574757"/>
            <draw:equation draw:name="f101" draw:formula="481263*logheight/649705"/>
            <draw:equation draw:name="f102" draw:formula="2129589*logwidth/2574757"/>
            <draw:equation draw:name="f103" draw:formula="421105*logheight/649705"/>
            <draw:equation draw:name="f104" draw:formula="2189747*logwidth/2574757"/>
            <draw:equation draw:name="f105" draw:formula="348916*logheight/649705"/>
            <draw:equation draw:name="f106" draw:formula="2225842*logwidth/2574757"/>
            <draw:equation draw:name="f107" draw:formula="336884*logheight/649705"/>
            <draw:equation draw:name="f108" draw:formula="2346157*logwidth/2574757"/>
            <draw:equation draw:name="f109" draw:formula="324852*logheight/649705"/>
            <draw:equation draw:name="f110" draw:formula="2406315*logwidth/2574757"/>
            <draw:equation draw:name="f111" draw:formula="276726*logheight/649705"/>
            <draw:equation draw:name="f112" draw:formula="2502568*logwidth/2574757"/>
            <draw:equation draw:name="f113" draw:formula="264695*logheight/649705"/>
            <draw:equation draw:name="f114" draw:formula="2574757*logwidth/2574757"/>
            <draw:equation draw:name="f115" draw:formula="240631*logheight/649705"/>
            <draw:equation draw:name="f116" draw:formula="logwidth"/>
            <draw:equation draw:name="f117" draw:formula="logheight"/>
          </draw:enhanced-geometry>
        </draw:custom-shape>
        <draw:custom-shape draw:name="フリーフォーム 9" draw:style-name="gr6" draw:text-style-name="P2" draw:layer="layout" svg:width="2.506cm" svg:height="0.267cm" svg:x="13.335cm" svg:y="0.802cm">
          <text:p/>
          <draw:enhanced-geometry draw:mirror-horizontal="false" draw:mirror-vertical="false" svg:viewBox="0 0 0 0" drawooo:sub-view-size="902368 96588" draw:text-areas="0 0 ?f18 ?f19" draw:type="ooxml-non-primitive" draw:enhanced-path="M 0 48126 C 32084 44116 64473 42054 96253 36095 158272 24466 178977 16540 228600 0 324853 4010 421285 4915 517358 12031 530006 12968 543550 16140 553453 24063 666824 114761 466150 4475 625642 84221 708376 1487 669072 1629 770021 24063 782401 26814 794084 32084 806116 36095 874781 104760 837915 96253 902368 96253 N">
            <draw:equation draw:name="f0" draw:formula="0*logwidth/902368"/>
            <draw:equation draw:name="f1" draw:formula="48126*logheight/96588"/>
            <draw:equation draw:name="f2" draw:formula="96253*logwidth/902368"/>
            <draw:equation draw:name="f3" draw:formula="36095*logheight/96588"/>
            <draw:equation draw:name="f4" draw:formula="228600*logwidth/902368"/>
            <draw:equation draw:name="f5" draw:formula="0*logheight/96588"/>
            <draw:equation draw:name="f6" draw:formula="517358*logwidth/902368"/>
            <draw:equation draw:name="f7" draw:formula="12031*logheight/96588"/>
            <draw:equation draw:name="f8" draw:formula="553453*logwidth/902368"/>
            <draw:equation draw:name="f9" draw:formula="24063*logheight/96588"/>
            <draw:equation draw:name="f10" draw:formula="625642*logwidth/902368"/>
            <draw:equation draw:name="f11" draw:formula="84221*logheight/96588"/>
            <draw:equation draw:name="f12" draw:formula="770021*logwidth/902368"/>
            <draw:equation draw:name="f13" draw:formula="24063*logheight/96588"/>
            <draw:equation draw:name="f14" draw:formula="806116*logwidth/902368"/>
            <draw:equation draw:name="f15" draw:formula="36095*logheight/96588"/>
            <draw:equation draw:name="f16" draw:formula="902368*logwidth/902368"/>
            <draw:equation draw:name="f17" draw:formula="96253*logheight/96588"/>
            <draw:equation draw:name="f18" draw:formula="logwidth"/>
            <draw:equation draw:name="f19" draw:formula="logheight"/>
          </draw:enhanced-geometry>
        </draw:custom-shape>
        <draw:custom-shape draw:name="フリーフォーム 11" draw:style-name="gr7" draw:text-style-name="P2" draw:layer="layout" svg:width="11.797cm" svg:height="1.035cm" svg:x="15.708cm" svg:y="0.067cm">
          <text:p/>
          <draw:enhanced-geometry draw:mirror-horizontal="false" draw:mirror-vertical="false" svg:viewBox="0 0 0 0" drawooo:sub-view-size="4247147 372995" draw:text-areas="0 0 ?f48 ?f49" draw:type="ooxml-non-primitive" draw:enhanced-path="M 4247147 0 C 4150895 4011 4054463 4916 3958390 12032 3945742 12969 3934731 21576 3922295 24063 3894487 29625 3866148 32084 3838074 36095 3826042 40105 3812854 41601 3801979 48126 3792252 53962 3788342 67721 3777916 72190 3759120 80246 3737878 80563 3717758 84221 3576287 109943 3719331 82128 3549316 108284 3529104 111394 3509468 117927 3489158 120316 3441196 125959 3392832 127543 3344779 132348 3312605 135565 3280727 141452 3248526 144379 3088623 158916 2957260 161528 2791326 168442 2705629 179155 2639959 188707 2550695 192505 2410396 198475 2269958 200526 2129590 204537 L 2033337 216569 C 1993278 221020 1952544 220696 1913021 228600 1891843 232836 1874381 250819 1852863 252663 1732920 262944 1612232 260684 1491916 264695 1259809 342060 1499677 266086 842211 288758 761760 291532 768481 303990 697832 312821 621803 322324 545697 332003 469232 336884 357094 344042 244642 344905 132347 348916 108284 352927 84079 356164 60158 360948 -4860 373952 31721 372979 0 372979 N">
            <draw:equation draw:name="f0" draw:formula="4247147*logwidth/4247147"/>
            <draw:equation draw:name="f1" draw:formula="0*logheight/372995"/>
            <draw:equation draw:name="f2" draw:formula="3958390*logwidth/4247147"/>
            <draw:equation draw:name="f3" draw:formula="12032*logheight/372995"/>
            <draw:equation draw:name="f4" draw:formula="3922295*logwidth/4247147"/>
            <draw:equation draw:name="f5" draw:formula="24063*logheight/372995"/>
            <draw:equation draw:name="f6" draw:formula="3838074*logwidth/4247147"/>
            <draw:equation draw:name="f7" draw:formula="36095*logheight/372995"/>
            <draw:equation draw:name="f8" draw:formula="3801979*logwidth/4247147"/>
            <draw:equation draw:name="f9" draw:formula="48126*logheight/372995"/>
            <draw:equation draw:name="f10" draw:formula="3777916*logwidth/4247147"/>
            <draw:equation draw:name="f11" draw:formula="72190*logheight/372995"/>
            <draw:equation draw:name="f12" draw:formula="3717758*logwidth/4247147"/>
            <draw:equation draw:name="f13" draw:formula="84221*logheight/372995"/>
            <draw:equation draw:name="f14" draw:formula="3549316*logwidth/4247147"/>
            <draw:equation draw:name="f15" draw:formula="108284*logheight/372995"/>
            <draw:equation draw:name="f16" draw:formula="3489158*logwidth/4247147"/>
            <draw:equation draw:name="f17" draw:formula="120316*logheight/372995"/>
            <draw:equation draw:name="f18" draw:formula="3344779*logwidth/4247147"/>
            <draw:equation draw:name="f19" draw:formula="132348*logheight/372995"/>
            <draw:equation draw:name="f20" draw:formula="3248526*logwidth/4247147"/>
            <draw:equation draw:name="f21" draw:formula="144379*logheight/372995"/>
            <draw:equation draw:name="f22" draw:formula="2791326*logwidth/4247147"/>
            <draw:equation draw:name="f23" draw:formula="168442*logheight/372995"/>
            <draw:equation draw:name="f24" draw:formula="2550695*logwidth/4247147"/>
            <draw:equation draw:name="f25" draw:formula="192505*logheight/372995"/>
            <draw:equation draw:name="f26" draw:formula="2129590*logwidth/4247147"/>
            <draw:equation draw:name="f27" draw:formula="204537*logheight/372995"/>
            <draw:equation draw:name="f28" draw:formula="2033337*logwidth/4247147"/>
            <draw:equation draw:name="f29" draw:formula="216569*logheight/372995"/>
            <draw:equation draw:name="f30" draw:formula="1913021*logwidth/4247147"/>
            <draw:equation draw:name="f31" draw:formula="228600*logheight/372995"/>
            <draw:equation draw:name="f32" draw:formula="1852863*logwidth/4247147"/>
            <draw:equation draw:name="f33" draw:formula="252663*logheight/372995"/>
            <draw:equation draw:name="f34" draw:formula="1491916*logwidth/4247147"/>
            <draw:equation draw:name="f35" draw:formula="264695*logheight/372995"/>
            <draw:equation draw:name="f36" draw:formula="842211*logwidth/4247147"/>
            <draw:equation draw:name="f37" draw:formula="288758*logheight/372995"/>
            <draw:equation draw:name="f38" draw:formula="697832*logwidth/4247147"/>
            <draw:equation draw:name="f39" draw:formula="312821*logheight/372995"/>
            <draw:equation draw:name="f40" draw:formula="469232*logwidth/4247147"/>
            <draw:equation draw:name="f41" draw:formula="336884*logheight/372995"/>
            <draw:equation draw:name="f42" draw:formula="132347*logwidth/4247147"/>
            <draw:equation draw:name="f43" draw:formula="348916*logheight/372995"/>
            <draw:equation draw:name="f44" draw:formula="60158*logwidth/4247147"/>
            <draw:equation draw:name="f45" draw:formula="360948*logheight/372995"/>
            <draw:equation draw:name="f46" draw:formula="0*logwidth/4247147"/>
            <draw:equation draw:name="f47" draw:formula="372979*logheight/372995"/>
            <draw:equation draw:name="f48" draw:formula="logwidth"/>
            <draw:equation draw:name="f49" draw:formula="logheight"/>
          </draw:enhanced-geometry>
        </draw:custom-shape>
        <draw:custom-shape draw:name="フリーフォーム 13" draw:style-name="gr8" draw:text-style-name="P2" draw:layer="layout" svg:width="8.691cm" svg:height="6.316cm" svg:x="27.606cm" svg:y="-1.838cm">
          <text:p/>
          <draw:enhanced-geometry draw:mirror-horizontal="false" draw:mirror-vertical="false" svg:viewBox="0 0 0 0" drawooo:sub-view-size="3129251 2273969" draw:text-areas="0 0 ?f110 ?f111" draw:type="ooxml-non-primitive" draw:enhanced-path="M 0 685800 C 24063 681790 48009 676993 72190 673769 108188 668969 144963 669346 180474 661737 201592 657212 219514 642199 240632 637674 276143 630065 312821 629653 348916 625642 L 421105 601579 C 433137 597569 444581 590810 457200 589548 L 577516 577516 C 589548 569495 599432 556289 613611 553453 788721 518431 706251 559908 818148 529390 842619 522716 865730 511478 890337 505326 906379 501316 922776 498524 938463 493295 958952 486465 978132 476062 998621 469232 1014309 464003 1030848 461743 1046748 457200 1058942 453716 1070648 448653 1082842 445169 1098742 440626 1115130 437889 1130969 433137 1155264 425848 1180471 420417 1203158 409074 1262628 379339 1234269 390683 1287379 372979 1303421 356937 1320741 342078 1335505 324853 1344916 313874 1350312 299867 1359569 288758 1382054 261776 1396349 244566 1431758 240632 1491681 233974 1552074 232611 1612232 228600 1628274 220579 1643564 210835 1660358 204537 1675841 198731 1692269 195748 1708484 192505 1766295 180943 1817799 175833 1876927 168442 1945926 145443 1878809 166157 1973179 144379 2005404 136942 2069432 120316 2069432 120316 2081464 112295 2092236 101949 2105527 96253 2120726 89739 2137753 88764 2153653 84221 2240200 59493 2126741 80066 2286000 60158 2360759 22779 2305809 45904 2382253 24063 2394447 20579 2405752 13514 2418348 12032 2474253 5455 2530643 4011 2586790 0 2728233 14889 2770800 -16422 2851484 48126 2860342 55213 2867527 64169 2875548 72190 2879558 92243 2887579 111898 2887579 132348 2887579 167254 2876674 275036 2851484 312821 L 2827421 348916 C 2831432 421105 2833190 493455 2839453 565484 2841225 585857 2843428 606846 2851484 625642 2855953 636068 2867527 641684 2875548 649705 2879558 661737 2884095 673606 2887579 685800 2917794 791553 2882796 683477 2911642 770021 2918300 1049657 2848940 1150579 2947737 1323474 2954911 1336029 2961575 1349344 2971800 1359569 2982025 1369794 2995863 1375611 3007895 1383632 3015916 1395663 3022925 1408435 3031958 1419726 3039044 1428584 3050948 1433644 3056021 1443790 3111319 1554387 3049783 1485680 3104148 1540042 3134898 1693798 3140234 1696518 3104148 1949116 3100058 1977746 3068954 1995438 3056021 2021305 3039979 2053389 3019239 2083528 3007895 2117558 3003884 2129590 3002898 2143100 2995863 2153653 2986425 2167810 2971800 2177716 2959769 2189748 2946164 2257771 2947737 2229456 2947737 2273969 N">
            <draw:equation draw:name="f0" draw:formula="0*logwidth/3129251"/>
            <draw:equation draw:name="f1" draw:formula="685800*logheight/2273969"/>
            <draw:equation draw:name="f2" draw:formula="72190*logwidth/3129251"/>
            <draw:equation draw:name="f3" draw:formula="673769*logheight/2273969"/>
            <draw:equation draw:name="f4" draw:formula="180474*logwidth/3129251"/>
            <draw:equation draw:name="f5" draw:formula="661737*logheight/2273969"/>
            <draw:equation draw:name="f6" draw:formula="240632*logwidth/3129251"/>
            <draw:equation draw:name="f7" draw:formula="637674*logheight/2273969"/>
            <draw:equation draw:name="f8" draw:formula="348916*logwidth/3129251"/>
            <draw:equation draw:name="f9" draw:formula="625642*logheight/2273969"/>
            <draw:equation draw:name="f10" draw:formula="421105*logwidth/3129251"/>
            <draw:equation draw:name="f11" draw:formula="601579*logheight/2273969"/>
            <draw:equation draw:name="f12" draw:formula="457200*logwidth/3129251"/>
            <draw:equation draw:name="f13" draw:formula="589548*logheight/2273969"/>
            <draw:equation draw:name="f14" draw:formula="577516*logwidth/3129251"/>
            <draw:equation draw:name="f15" draw:formula="577516*logheight/2273969"/>
            <draw:equation draw:name="f16" draw:formula="613611*logwidth/3129251"/>
            <draw:equation draw:name="f17" draw:formula="553453*logheight/2273969"/>
            <draw:equation draw:name="f18" draw:formula="818148*logwidth/3129251"/>
            <draw:equation draw:name="f19" draw:formula="529390*logheight/2273969"/>
            <draw:equation draw:name="f20" draw:formula="890337*logwidth/3129251"/>
            <draw:equation draw:name="f21" draw:formula="505326*logheight/2273969"/>
            <draw:equation draw:name="f22" draw:formula="938463*logwidth/3129251"/>
            <draw:equation draw:name="f23" draw:formula="493295*logheight/2273969"/>
            <draw:equation draw:name="f24" draw:formula="998621*logwidth/3129251"/>
            <draw:equation draw:name="f25" draw:formula="469232*logheight/2273969"/>
            <draw:equation draw:name="f26" draw:formula="1046748*logwidth/3129251"/>
            <draw:equation draw:name="f27" draw:formula="457200*logheight/2273969"/>
            <draw:equation draw:name="f28" draw:formula="1082842*logwidth/3129251"/>
            <draw:equation draw:name="f29" draw:formula="445169*logheight/2273969"/>
            <draw:equation draw:name="f30" draw:formula="1130969*logwidth/3129251"/>
            <draw:equation draw:name="f31" draw:formula="433137*logheight/2273969"/>
            <draw:equation draw:name="f32" draw:formula="1203158*logwidth/3129251"/>
            <draw:equation draw:name="f33" draw:formula="409074*logheight/2273969"/>
            <draw:equation draw:name="f34" draw:formula="1287379*logwidth/3129251"/>
            <draw:equation draw:name="f35" draw:formula="372979*logheight/2273969"/>
            <draw:equation draw:name="f36" draw:formula="1335505*logwidth/3129251"/>
            <draw:equation draw:name="f37" draw:formula="324853*logheight/2273969"/>
            <draw:equation draw:name="f38" draw:formula="1359569*logwidth/3129251"/>
            <draw:equation draw:name="f39" draw:formula="288758*logheight/2273969"/>
            <draw:equation draw:name="f40" draw:formula="1431758*logwidth/3129251"/>
            <draw:equation draw:name="f41" draw:formula="240632*logheight/2273969"/>
            <draw:equation draw:name="f42" draw:formula="1612232*logwidth/3129251"/>
            <draw:equation draw:name="f43" draw:formula="228600*logheight/2273969"/>
            <draw:equation draw:name="f44" draw:formula="1660358*logwidth/3129251"/>
            <draw:equation draw:name="f45" draw:formula="204537*logheight/2273969"/>
            <draw:equation draw:name="f46" draw:formula="1708484*logwidth/3129251"/>
            <draw:equation draw:name="f47" draw:formula="192505*logheight/2273969"/>
            <draw:equation draw:name="f48" draw:formula="1876927*logwidth/3129251"/>
            <draw:equation draw:name="f49" draw:formula="168442*logheight/2273969"/>
            <draw:equation draw:name="f50" draw:formula="1973179*logwidth/3129251"/>
            <draw:equation draw:name="f51" draw:formula="144379*logheight/2273969"/>
            <draw:equation draw:name="f52" draw:formula="2069432*logwidth/3129251"/>
            <draw:equation draw:name="f53" draw:formula="120316*logheight/2273969"/>
            <draw:equation draw:name="f54" draw:formula="2105527*logwidth/3129251"/>
            <draw:equation draw:name="f55" draw:formula="96253*logheight/2273969"/>
            <draw:equation draw:name="f56" draw:formula="2153653*logwidth/3129251"/>
            <draw:equation draw:name="f57" draw:formula="84221*logheight/2273969"/>
            <draw:equation draw:name="f58" draw:formula="2286000*logwidth/3129251"/>
            <draw:equation draw:name="f59" draw:formula="60158*logheight/2273969"/>
            <draw:equation draw:name="f60" draw:formula="2382253*logwidth/3129251"/>
            <draw:equation draw:name="f61" draw:formula="24063*logheight/2273969"/>
            <draw:equation draw:name="f62" draw:formula="2418348*logwidth/3129251"/>
            <draw:equation draw:name="f63" draw:formula="12032*logheight/2273969"/>
            <draw:equation draw:name="f64" draw:formula="2586790*logwidth/3129251"/>
            <draw:equation draw:name="f65" draw:formula="0*logheight/2273969"/>
            <draw:equation draw:name="f66" draw:formula="2851484*logwidth/3129251"/>
            <draw:equation draw:name="f67" draw:formula="48126*logheight/2273969"/>
            <draw:equation draw:name="f68" draw:formula="2875548*logwidth/3129251"/>
            <draw:equation draw:name="f69" draw:formula="72190*logheight/2273969"/>
            <draw:equation draw:name="f70" draw:formula="2887579*logwidth/3129251"/>
            <draw:equation draw:name="f71" draw:formula="132348*logheight/2273969"/>
            <draw:equation draw:name="f72" draw:formula="2851484*logwidth/3129251"/>
            <draw:equation draw:name="f73" draw:formula="312821*logheight/2273969"/>
            <draw:equation draw:name="f74" draw:formula="2827421*logwidth/3129251"/>
            <draw:equation draw:name="f75" draw:formula="348916*logheight/2273969"/>
            <draw:equation draw:name="f76" draw:formula="2839453*logwidth/3129251"/>
            <draw:equation draw:name="f77" draw:formula="565484*logheight/2273969"/>
            <draw:equation draw:name="f78" draw:formula="2851484*logwidth/3129251"/>
            <draw:equation draw:name="f79" draw:formula="625642*logheight/2273969"/>
            <draw:equation draw:name="f80" draw:formula="2875548*logwidth/3129251"/>
            <draw:equation draw:name="f81" draw:formula="649705*logheight/2273969"/>
            <draw:equation draw:name="f82" draw:formula="2887579*logwidth/3129251"/>
            <draw:equation draw:name="f83" draw:formula="685800*logheight/2273969"/>
            <draw:equation draw:name="f84" draw:formula="2911642*logwidth/3129251"/>
            <draw:equation draw:name="f85" draw:formula="770021*logheight/2273969"/>
            <draw:equation draw:name="f86" draw:formula="2947737*logwidth/3129251"/>
            <draw:equation draw:name="f87" draw:formula="1323474*logheight/2273969"/>
            <draw:equation draw:name="f88" draw:formula="2971800*logwidth/3129251"/>
            <draw:equation draw:name="f89" draw:formula="1359569*logheight/2273969"/>
            <draw:equation draw:name="f90" draw:formula="3007895*logwidth/3129251"/>
            <draw:equation draw:name="f91" draw:formula="1383632*logheight/2273969"/>
            <draw:equation draw:name="f92" draw:formula="3031958*logwidth/3129251"/>
            <draw:equation draw:name="f93" draw:formula="1419726*logheight/2273969"/>
            <draw:equation draw:name="f94" draw:formula="3056021*logwidth/3129251"/>
            <draw:equation draw:name="f95" draw:formula="1443790*logheight/2273969"/>
            <draw:equation draw:name="f96" draw:formula="3104148*logwidth/3129251"/>
            <draw:equation draw:name="f97" draw:formula="1540042*logheight/2273969"/>
            <draw:equation draw:name="f98" draw:formula="3104148*logwidth/3129251"/>
            <draw:equation draw:name="f99" draw:formula="1949116*logheight/2273969"/>
            <draw:equation draw:name="f100" draw:formula="3056021*logwidth/3129251"/>
            <draw:equation draw:name="f101" draw:formula="2021305*logheight/2273969"/>
            <draw:equation draw:name="f102" draw:formula="3007895*logwidth/3129251"/>
            <draw:equation draw:name="f103" draw:formula="2117558*logheight/2273969"/>
            <draw:equation draw:name="f104" draw:formula="2995863*logwidth/3129251"/>
            <draw:equation draw:name="f105" draw:formula="2153653*logheight/2273969"/>
            <draw:equation draw:name="f106" draw:formula="2959769*logwidth/3129251"/>
            <draw:equation draw:name="f107" draw:formula="2189748*logheight/2273969"/>
            <draw:equation draw:name="f108" draw:formula="2947737*logwidth/3129251"/>
            <draw:equation draw:name="f109" draw:formula="2273969*logheight/2273969"/>
            <draw:equation draw:name="f110" draw:formula="logwidth"/>
            <draw:equation draw:name="f111" draw:formula="logheight"/>
          </draw:enhanced-geometry>
        </draw:custom-shape>
        <draw:custom-shape draw:name="フリーフォーム 14" draw:style-name="gr9" draw:text-style-name="P2" draw:layer="layout" svg:width="1.503cm" svg:height="1.904cm" svg:x="34.29cm" svg:y="4.412cm">
          <text:p/>
          <draw:enhanced-geometry draw:mirror-horizontal="false" draw:mirror-vertical="false" svg:viewBox="0 0 0 0" drawooo:sub-view-size="541421 685800" draw:text-areas="0 0 ?f20 ?f21" draw:type="ooxml-non-primitive" draw:enhanced-path="M 541421 0 C 537410 112295 536623 224752 529389 336885 528573 349541 520434 360676 517358 372979 512398 392818 510707 413408 505326 433137 498652 457608 489284 481264 481263 505327 L 469232 541421 C 465221 553453 469876 577107 457200 577516 L 84221 589548 C 72189 597569 57648 602729 48126 613611 29082 635376 0 685800 0 685800 N">
            <draw:equation draw:name="f0" draw:formula="541421*logwidth/541421"/>
            <draw:equation draw:name="f1" draw:formula="0*logheight/685800"/>
            <draw:equation draw:name="f2" draw:formula="529389*logwidth/541421"/>
            <draw:equation draw:name="f3" draw:formula="336885*logheight/685800"/>
            <draw:equation draw:name="f4" draw:formula="517358*logwidth/541421"/>
            <draw:equation draw:name="f5" draw:formula="372979*logheight/685800"/>
            <draw:equation draw:name="f6" draw:formula="505326*logwidth/541421"/>
            <draw:equation draw:name="f7" draw:formula="433137*logheight/685800"/>
            <draw:equation draw:name="f8" draw:formula="481263*logwidth/541421"/>
            <draw:equation draw:name="f9" draw:formula="505327*logheight/685800"/>
            <draw:equation draw:name="f10" draw:formula="469232*logwidth/541421"/>
            <draw:equation draw:name="f11" draw:formula="541421*logheight/685800"/>
            <draw:equation draw:name="f12" draw:formula="457200*logwidth/541421"/>
            <draw:equation draw:name="f13" draw:formula="577516*logheight/685800"/>
            <draw:equation draw:name="f14" draw:formula="84221*logwidth/541421"/>
            <draw:equation draw:name="f15" draw:formula="589548*logheight/685800"/>
            <draw:equation draw:name="f16" draw:formula="48126*logwidth/541421"/>
            <draw:equation draw:name="f17" draw:formula="613611*logheight/685800"/>
            <draw:equation draw:name="f18" draw:formula="0*logwidth/541421"/>
            <draw:equation draw:name="f19" draw:formula="685800*logheight/685800"/>
            <draw:equation draw:name="f20" draw:formula="logwidth"/>
            <draw:equation draw:name="f21" draw:formula="logheight"/>
          </draw:enhanced-geometry>
        </draw:custom-shape>
        <draw:custom-shape draw:name="フリーフォーム 15" draw:style-name="gr10" draw:text-style-name="P2" draw:layer="layout" svg:width="3.608cm" svg:height="2.272cm" svg:x="30.714cm" svg:y="6.35cm">
          <text:p/>
          <draw:enhanced-geometry draw:mirror-horizontal="false" draw:mirror-vertical="false" svg:viewBox="0 0 0 0" drawooo:sub-view-size="1299411 818147" draw:text-areas="0 0 ?f52 ?f53" draw:type="ooxml-non-primitive" draw:enhanced-path="M 1299411 0 C 1296419 598 1215488 14199 1203158 24063 1191866 33096 1188352 49049 1179095 60158 1168202 73230 1153893 83181 1143000 96253 1133743 107361 1129162 122122 1118937 132347 1108712 142572 1094609 148006 1082842 156411 1066525 168066 1051033 180850 1034716 192505 1022949 200910 1009912 207535 998621 216568 939090 264193 1013029 214193 950495 276726 940270 286951 925691 291756 914400 300789 905542 307875 898358 316832 890337 324853 886326 336884 886227 351044 878305 360947 869272 372238 853502 375978 842211 385011 833353 392097 827005 401988 818147 409074 784826 435730 784083 432460 745958 445168 621986 403845 674585 418302 589547 397042 437896 447592 591123 394947 457200 445168 445325 449621 432449 451528 421105 457200 276642 529432 472845 438187 360947 505326 342446 516427 277639 526800 264695 529389 248653 541421 230748 551304 216568 565484 206343 575709 201762 590470 192505 601579 181612 614650 168442 625642 156411 637674 132987 707941 162706 643410 108284 697832 90126 715990 77337 738902 60158 757989 41187 779068 0 818147 0 818147 N">
            <draw:equation draw:name="f0" draw:formula="1299411*logwidth/1299411"/>
            <draw:equation draw:name="f1" draw:formula="0*logheight/818147"/>
            <draw:equation draw:name="f2" draw:formula="1203158*logwidth/1299411"/>
            <draw:equation draw:name="f3" draw:formula="24063*logheight/818147"/>
            <draw:equation draw:name="f4" draw:formula="1179095*logwidth/1299411"/>
            <draw:equation draw:name="f5" draw:formula="60158*logheight/818147"/>
            <draw:equation draw:name="f6" draw:formula="1143000*logwidth/1299411"/>
            <draw:equation draw:name="f7" draw:formula="96253*logheight/818147"/>
            <draw:equation draw:name="f8" draw:formula="1118937*logwidth/1299411"/>
            <draw:equation draw:name="f9" draw:formula="132347*logheight/818147"/>
            <draw:equation draw:name="f10" draw:formula="1082842*logwidth/1299411"/>
            <draw:equation draw:name="f11" draw:formula="156411*logheight/818147"/>
            <draw:equation draw:name="f12" draw:formula="1034716*logwidth/1299411"/>
            <draw:equation draw:name="f13" draw:formula="192505*logheight/818147"/>
            <draw:equation draw:name="f14" draw:formula="998621*logwidth/1299411"/>
            <draw:equation draw:name="f15" draw:formula="216568*logheight/818147"/>
            <draw:equation draw:name="f16" draw:formula="950495*logwidth/1299411"/>
            <draw:equation draw:name="f17" draw:formula="276726*logheight/818147"/>
            <draw:equation draw:name="f18" draw:formula="914400*logwidth/1299411"/>
            <draw:equation draw:name="f19" draw:formula="300789*logheight/818147"/>
            <draw:equation draw:name="f20" draw:formula="890337*logwidth/1299411"/>
            <draw:equation draw:name="f21" draw:formula="324853*logheight/818147"/>
            <draw:equation draw:name="f22" draw:formula="878305*logwidth/1299411"/>
            <draw:equation draw:name="f23" draw:formula="360947*logheight/818147"/>
            <draw:equation draw:name="f24" draw:formula="842211*logwidth/1299411"/>
            <draw:equation draw:name="f25" draw:formula="385011*logheight/818147"/>
            <draw:equation draw:name="f26" draw:formula="818147*logwidth/1299411"/>
            <draw:equation draw:name="f27" draw:formula="409074*logheight/818147"/>
            <draw:equation draw:name="f28" draw:formula="745958*logwidth/1299411"/>
            <draw:equation draw:name="f29" draw:formula="445168*logheight/818147"/>
            <draw:equation draw:name="f30" draw:formula="589547*logwidth/1299411"/>
            <draw:equation draw:name="f31" draw:formula="397042*logheight/818147"/>
            <draw:equation draw:name="f32" draw:formula="457200*logwidth/1299411"/>
            <draw:equation draw:name="f33" draw:formula="445168*logheight/818147"/>
            <draw:equation draw:name="f34" draw:formula="421105*logwidth/1299411"/>
            <draw:equation draw:name="f35" draw:formula="457200*logheight/818147"/>
            <draw:equation draw:name="f36" draw:formula="360947*logwidth/1299411"/>
            <draw:equation draw:name="f37" draw:formula="505326*logheight/818147"/>
            <draw:equation draw:name="f38" draw:formula="264695*logwidth/1299411"/>
            <draw:equation draw:name="f39" draw:formula="529389*logheight/818147"/>
            <draw:equation draw:name="f40" draw:formula="216568*logwidth/1299411"/>
            <draw:equation draw:name="f41" draw:formula="565484*logheight/818147"/>
            <draw:equation draw:name="f42" draw:formula="192505*logwidth/1299411"/>
            <draw:equation draw:name="f43" draw:formula="601579*logheight/818147"/>
            <draw:equation draw:name="f44" draw:formula="156411*logwidth/1299411"/>
            <draw:equation draw:name="f45" draw:formula="637674*logheight/818147"/>
            <draw:equation draw:name="f46" draw:formula="108284*logwidth/1299411"/>
            <draw:equation draw:name="f47" draw:formula="697832*logheight/818147"/>
            <draw:equation draw:name="f48" draw:formula="60158*logwidth/1299411"/>
            <draw:equation draw:name="f49" draw:formula="757989*logheight/818147"/>
            <draw:equation draw:name="f50" draw:formula="0*logwidth/1299411"/>
            <draw:equation draw:name="f51" draw:formula="818147*logheight/818147"/>
            <draw:equation draw:name="f52" draw:formula="logwidth"/>
            <draw:equation draw:name="f53" draw:formula="logheight"/>
          </draw:enhanced-geometry>
        </draw:custom-shape>
        <draw:custom-shape draw:name="フリーフォーム 16" draw:style-name="gr11" draw:text-style-name="P2" draw:layer="layout" svg:width="3.074cm" svg:height="4.043cm" svg:x="27.739cm" svg:y="8.589cm">
          <text:p/>
          <draw:enhanced-geometry draw:mirror-horizontal="false" draw:mirror-vertical="false" svg:viewBox="0 0 0 0" drawooo:sub-view-size="1106905 1455821" draw:text-areas="0 0 ?f66 ?f67" draw:type="ooxml-non-primitive" draw:enhanced-path="M 1106905 12031 C 1086852 24063 1069814 44281 1046747 48126 1030117 50898 953587 37641 926431 24063 913497 17596 902368 8021 890336 0 874294 4010 856567 3827 842210 12031 733188 74329 859167 19138 794084 84221 785116 93189 770021 92242 757989 96252 701040 153201 746263 121326 661736 144379 637265 151053 589547 168442 589547 168442 557463 164431 522214 141950 493294 156410 470607 167754 477252 204537 469231 228600 460871 253679 449659 292994 433136 312821 423879 323929 409073 328863 397042 336884 345415 440134 404909 341047 336884 409073 326659 419298 325376 437994 312821 445168 295066 455314 272502 452240 252663 457200 240359 460276 229139 467555 216568 469231 168698 475614 120315 477252 72189 481263 60157 489284 46319 495101 36094 505326 8398 533022 9204 552730 0 589547 4010 633663 -139 679301 12031 721895 16705 738255 37233 744918 48126 757989 89990 808225 49028 786364 108284 806116 223427 921259 86761 773832 156410 878305 165848 892463 181612 901328 192505 914400 201762 925509 207311 939386 216568 950495 227461 963566 241590 973670 252663 986589 338461 1086687 250310 996271 312821 1058779 316831 1070810 324852 1082191 324852 1094873 324852 1206038 317710 1159538 300789 1227221 295829 1247060 292768 1267326 288757 1287379 299853 1365050 282742 1365584 336884 1407695 359712 1425450 409073 1455821 409073 1455821 N">
            <draw:equation draw:name="f0" draw:formula="1106905*logwidth/1106905"/>
            <draw:equation draw:name="f1" draw:formula="12031*logheight/1455821"/>
            <draw:equation draw:name="f2" draw:formula="1046747*logwidth/1106905"/>
            <draw:equation draw:name="f3" draw:formula="48126*logheight/1455821"/>
            <draw:equation draw:name="f4" draw:formula="926431*logwidth/1106905"/>
            <draw:equation draw:name="f5" draw:formula="24063*logheight/1455821"/>
            <draw:equation draw:name="f6" draw:formula="890336*logwidth/1106905"/>
            <draw:equation draw:name="f7" draw:formula="0*logheight/1455821"/>
            <draw:equation draw:name="f8" draw:formula="842210*logwidth/1106905"/>
            <draw:equation draw:name="f9" draw:formula="12031*logheight/1455821"/>
            <draw:equation draw:name="f10" draw:formula="794084*logwidth/1106905"/>
            <draw:equation draw:name="f11" draw:formula="84221*logheight/1455821"/>
            <draw:equation draw:name="f12" draw:formula="757989*logwidth/1106905"/>
            <draw:equation draw:name="f13" draw:formula="96252*logheight/1455821"/>
            <draw:equation draw:name="f14" draw:formula="661736*logwidth/1106905"/>
            <draw:equation draw:name="f15" draw:formula="144379*logheight/1455821"/>
            <draw:equation draw:name="f16" draw:formula="589547*logwidth/1106905"/>
            <draw:equation draw:name="f17" draw:formula="168442*logheight/1455821"/>
            <draw:equation draw:name="f18" draw:formula="493294*logwidth/1106905"/>
            <draw:equation draw:name="f19" draw:formula="156410*logheight/1455821"/>
            <draw:equation draw:name="f20" draw:formula="469231*logwidth/1106905"/>
            <draw:equation draw:name="f21" draw:formula="228600*logheight/1455821"/>
            <draw:equation draw:name="f22" draw:formula="433136*logwidth/1106905"/>
            <draw:equation draw:name="f23" draw:formula="312821*logheight/1455821"/>
            <draw:equation draw:name="f24" draw:formula="397042*logwidth/1106905"/>
            <draw:equation draw:name="f25" draw:formula="336884*logheight/1455821"/>
            <draw:equation draw:name="f26" draw:formula="336884*logwidth/1106905"/>
            <draw:equation draw:name="f27" draw:formula="409073*logheight/1455821"/>
            <draw:equation draw:name="f28" draw:formula="312821*logwidth/1106905"/>
            <draw:equation draw:name="f29" draw:formula="445168*logheight/1455821"/>
            <draw:equation draw:name="f30" draw:formula="252663*logwidth/1106905"/>
            <draw:equation draw:name="f31" draw:formula="457200*logheight/1455821"/>
            <draw:equation draw:name="f32" draw:formula="216568*logwidth/1106905"/>
            <draw:equation draw:name="f33" draw:formula="469231*logheight/1455821"/>
            <draw:equation draw:name="f34" draw:formula="72189*logwidth/1106905"/>
            <draw:equation draw:name="f35" draw:formula="481263*logheight/1455821"/>
            <draw:equation draw:name="f36" draw:formula="36094*logwidth/1106905"/>
            <draw:equation draw:name="f37" draw:formula="505326*logheight/1455821"/>
            <draw:equation draw:name="f38" draw:formula="0*logwidth/1106905"/>
            <draw:equation draw:name="f39" draw:formula="589547*logheight/1455821"/>
            <draw:equation draw:name="f40" draw:formula="12031*logwidth/1106905"/>
            <draw:equation draw:name="f41" draw:formula="721895*logheight/1455821"/>
            <draw:equation draw:name="f42" draw:formula="48126*logwidth/1106905"/>
            <draw:equation draw:name="f43" draw:formula="757989*logheight/1455821"/>
            <draw:equation draw:name="f44" draw:formula="108284*logwidth/1106905"/>
            <draw:equation draw:name="f45" draw:formula="806116*logheight/1455821"/>
            <draw:equation draw:name="f46" draw:formula="156410*logwidth/1106905"/>
            <draw:equation draw:name="f47" draw:formula="878305*logheight/1455821"/>
            <draw:equation draw:name="f48" draw:formula="192505*logwidth/1106905"/>
            <draw:equation draw:name="f49" draw:formula="914400*logheight/1455821"/>
            <draw:equation draw:name="f50" draw:formula="216568*logwidth/1106905"/>
            <draw:equation draw:name="f51" draw:formula="950495*logheight/1455821"/>
            <draw:equation draw:name="f52" draw:formula="252663*logwidth/1106905"/>
            <draw:equation draw:name="f53" draw:formula="986589*logheight/1455821"/>
            <draw:equation draw:name="f54" draw:formula="312821*logwidth/1106905"/>
            <draw:equation draw:name="f55" draw:formula="1058779*logheight/1455821"/>
            <draw:equation draw:name="f56" draw:formula="324852*logwidth/1106905"/>
            <draw:equation draw:name="f57" draw:formula="1094873*logheight/1455821"/>
            <draw:equation draw:name="f58" draw:formula="300789*logwidth/1106905"/>
            <draw:equation draw:name="f59" draw:formula="1227221*logheight/1455821"/>
            <draw:equation draw:name="f60" draw:formula="288757*logwidth/1106905"/>
            <draw:equation draw:name="f61" draw:formula="1287379*logheight/1455821"/>
            <draw:equation draw:name="f62" draw:formula="336884*logwidth/1106905"/>
            <draw:equation draw:name="f63" draw:formula="1407695*logheight/1455821"/>
            <draw:equation draw:name="f64" draw:formula="409073*logwidth/1106905"/>
            <draw:equation draw:name="f65" draw:formula="1455821*logheight/1455821"/>
            <draw:equation draw:name="f66" draw:formula="logwidth"/>
            <draw:equation draw:name="f67" draw:formula="logheight"/>
          </draw:enhanced-geometry>
        </draw:custom-shape>
        <draw:custom-shape draw:name="フリーフォーム 18" draw:style-name="gr12" draw:text-style-name="P2" draw:layer="layout" svg:width="9.223cm" svg:height="0.323cm" svg:x="18.181cm" svg:y="22.595cm">
          <text:p/>
          <draw:enhanced-geometry draw:mirror-horizontal="false" draw:mirror-vertical="false" svg:viewBox="0 0 0 0" drawooo:sub-view-size="3320716 116744" draw:text-areas="0 0 ?f14 ?f15" draw:type="ooxml-non-primitive" draw:enhanced-path="M 0 23346 C 257477 -19569 85434 4028 649705 35377 674063 36730 697535 46104 721895 47409 922294 58145 1323474 71472 1323474 71472 1693523 163980 1375921 88916 2370221 71472 2643086 66685 2719193 60774 2959768 47409 3098590 1134 2983180 35377 3320716 35377 N">
            <draw:equation draw:name="f0" draw:formula="0*logwidth/3320716"/>
            <draw:equation draw:name="f1" draw:formula="23346*logheight/116744"/>
            <draw:equation draw:name="f2" draw:formula="649705*logwidth/3320716"/>
            <draw:equation draw:name="f3" draw:formula="35377*logheight/116744"/>
            <draw:equation draw:name="f4" draw:formula="721895*logwidth/3320716"/>
            <draw:equation draw:name="f5" draw:formula="47409*logheight/116744"/>
            <draw:equation draw:name="f6" draw:formula="1323474*logwidth/3320716"/>
            <draw:equation draw:name="f7" draw:formula="71472*logheight/116744"/>
            <draw:equation draw:name="f8" draw:formula="2370221*logwidth/3320716"/>
            <draw:equation draw:name="f9" draw:formula="71472*logheight/116744"/>
            <draw:equation draw:name="f10" draw:formula="2959768*logwidth/3320716"/>
            <draw:equation draw:name="f11" draw:formula="47409*logheight/116744"/>
            <draw:equation draw:name="f12" draw:formula="3320716*logwidth/3320716"/>
            <draw:equation draw:name="f13" draw:formula="35377*logheight/116744"/>
            <draw:equation draw:name="f14" draw:formula="logwidth"/>
            <draw:equation draw:name="f15" draw:formula="logheight"/>
          </draw:enhanced-geometry>
        </draw:custom-shape>
        <draw:custom-shape draw:name="フリーフォーム 19" draw:style-name="gr13" draw:text-style-name="P2" draw:layer="layout" svg:width="4.812cm" svg:height="7.753cm" svg:x="27.338cm" svg:y="14.906cm">
          <text:p/>
          <draw:enhanced-geometry draw:mirror-horizontal="false" draw:mirror-vertical="false" svg:viewBox="0 0 0 0" drawooo:sub-view-size="1732547 2791327" draw:text-areas="0 0 ?f80 ?f81" draw:type="ooxml-non-primitive" draw:enhanced-path="M 0 2791327 C 4010 2755232 3223 2718275 12031 2683042 18763 2656115 44402 2642578 60157 2622884 69190 2611593 74964 2597899 84221 2586790 113173 2552047 120916 2550294 156410 2526632 180576 2490382 186218 2485153 204536 2442411 216899 2413564 219878 2388716 228600 2358190 247259 2292882 247541 2328762 264694 2225842 272715 2177716 266937 2125102 288757 2081463 296778 2065421 306160 2049990 312821 2033337 332350 1984515 337097 1960294 348915 1913021 344905 1872916 342584 1832605 336884 1792705 334546 1776335 324852 1761115 324852 1744579 324852 1700281 327602 1655546 336884 1612232 343568 1581038 374315 1567225 397042 1552074 439820 1466519 394369 1533357 469231 1479884 483077 1469994 494433 1456861 505326 1443790 514583 1432681 518097 1416728 529389 1407695 558933 1384059 594161 1368524 625642 1347537 637673 1339516 648803 1329941 661736 1323474 673080 1317802 685395 1313929 697831 1311442 725639 1305880 753978 1303421 782052 1299411 822546 1285913 824644 1287104 866273 1263316 931579 1225998 872285 1249281 938463 1227221 1007427 1123777 924743 1254661 974557 1155032 981024 1142098 990600 1130969 998621 1118937 1042492 987318 972528 1186666 1034715 1046748 1051456 1009081 1060810 966433 1070810 926432 1079168 717482 1012627 678140 1118936 589548 1130045 580291 1142097 571951 1155031 565484 1166375 559812 1179094 557463 1191126 553453 1213625 485952 1184268 539204 1263315 505327 1290920 493496 1296758 452016 1311442 433137 1349340 384411 1364568 377667 1407694 348916 1414884 327346 1428922 279562 1443789 264695 1464239 244245 1495529 237019 1515979 216569 1536031 196516 1552540 172141 1576136 156411 1588168 148390 1601349 141870 1612231 132348 1633573 113674 1655374 94877 1672389 72190 1715290 14988 1694304 38243 1732547 0 N">
            <draw:equation draw:name="f0" draw:formula="0*logwidth/1732547"/>
            <draw:equation draw:name="f1" draw:formula="2791327*logheight/2791327"/>
            <draw:equation draw:name="f2" draw:formula="12031*logwidth/1732547"/>
            <draw:equation draw:name="f3" draw:formula="2683042*logheight/2791327"/>
            <draw:equation draw:name="f4" draw:formula="60157*logwidth/1732547"/>
            <draw:equation draw:name="f5" draw:formula="2622884*logheight/2791327"/>
            <draw:equation draw:name="f6" draw:formula="84221*logwidth/1732547"/>
            <draw:equation draw:name="f7" draw:formula="2586790*logheight/2791327"/>
            <draw:equation draw:name="f8" draw:formula="156410*logwidth/1732547"/>
            <draw:equation draw:name="f9" draw:formula="2526632*logheight/2791327"/>
            <draw:equation draw:name="f10" draw:formula="204536*logwidth/1732547"/>
            <draw:equation draw:name="f11" draw:formula="2442411*logheight/2791327"/>
            <draw:equation draw:name="f12" draw:formula="228600*logwidth/1732547"/>
            <draw:equation draw:name="f13" draw:formula="2358190*logheight/2791327"/>
            <draw:equation draw:name="f14" draw:formula="264694*logwidth/1732547"/>
            <draw:equation draw:name="f15" draw:formula="2225842*logheight/2791327"/>
            <draw:equation draw:name="f16" draw:formula="288757*logwidth/1732547"/>
            <draw:equation draw:name="f17" draw:formula="2081463*logheight/2791327"/>
            <draw:equation draw:name="f18" draw:formula="312821*logwidth/1732547"/>
            <draw:equation draw:name="f19" draw:formula="2033337*logheight/2791327"/>
            <draw:equation draw:name="f20" draw:formula="348915*logwidth/1732547"/>
            <draw:equation draw:name="f21" draw:formula="1913021*logheight/2791327"/>
            <draw:equation draw:name="f22" draw:formula="336884*logwidth/1732547"/>
            <draw:equation draw:name="f23" draw:formula="1792705*logheight/2791327"/>
            <draw:equation draw:name="f24" draw:formula="324852*logwidth/1732547"/>
            <draw:equation draw:name="f25" draw:formula="1744579*logheight/2791327"/>
            <draw:equation draw:name="f26" draw:formula="336884*logwidth/1732547"/>
            <draw:equation draw:name="f27" draw:formula="1612232*logheight/2791327"/>
            <draw:equation draw:name="f28" draw:formula="397042*logwidth/1732547"/>
            <draw:equation draw:name="f29" draw:formula="1552074*logheight/2791327"/>
            <draw:equation draw:name="f30" draw:formula="469231*logwidth/1732547"/>
            <draw:equation draw:name="f31" draw:formula="1479884*logheight/2791327"/>
            <draw:equation draw:name="f32" draw:formula="505326*logwidth/1732547"/>
            <draw:equation draw:name="f33" draw:formula="1443790*logheight/2791327"/>
            <draw:equation draw:name="f34" draw:formula="529389*logwidth/1732547"/>
            <draw:equation draw:name="f35" draw:formula="1407695*logheight/2791327"/>
            <draw:equation draw:name="f36" draw:formula="625642*logwidth/1732547"/>
            <draw:equation draw:name="f37" draw:formula="1347537*logheight/2791327"/>
            <draw:equation draw:name="f38" draw:formula="661736*logwidth/1732547"/>
            <draw:equation draw:name="f39" draw:formula="1323474*logheight/2791327"/>
            <draw:equation draw:name="f40" draw:formula="697831*logwidth/1732547"/>
            <draw:equation draw:name="f41" draw:formula="1311442*logheight/2791327"/>
            <draw:equation draw:name="f42" draw:formula="782052*logwidth/1732547"/>
            <draw:equation draw:name="f43" draw:formula="1299411*logheight/2791327"/>
            <draw:equation draw:name="f44" draw:formula="866273*logwidth/1732547"/>
            <draw:equation draw:name="f45" draw:formula="1263316*logheight/2791327"/>
            <draw:equation draw:name="f46" draw:formula="938463*logwidth/1732547"/>
            <draw:equation draw:name="f47" draw:formula="1227221*logheight/2791327"/>
            <draw:equation draw:name="f48" draw:formula="974557*logwidth/1732547"/>
            <draw:equation draw:name="f49" draw:formula="1155032*logheight/2791327"/>
            <draw:equation draw:name="f50" draw:formula="998621*logwidth/1732547"/>
            <draw:equation draw:name="f51" draw:formula="1118937*logheight/2791327"/>
            <draw:equation draw:name="f52" draw:formula="1034715*logwidth/1732547"/>
            <draw:equation draw:name="f53" draw:formula="1046748*logheight/2791327"/>
            <draw:equation draw:name="f54" draw:formula="1070810*logwidth/1732547"/>
            <draw:equation draw:name="f55" draw:formula="926432*logheight/2791327"/>
            <draw:equation draw:name="f56" draw:formula="1118936*logwidth/1732547"/>
            <draw:equation draw:name="f57" draw:formula="589548*logheight/2791327"/>
            <draw:equation draw:name="f58" draw:formula="1155031*logwidth/1732547"/>
            <draw:equation draw:name="f59" draw:formula="565484*logheight/2791327"/>
            <draw:equation draw:name="f60" draw:formula="1191126*logwidth/1732547"/>
            <draw:equation draw:name="f61" draw:formula="553453*logheight/2791327"/>
            <draw:equation draw:name="f62" draw:formula="1263315*logwidth/1732547"/>
            <draw:equation draw:name="f63" draw:formula="505327*logheight/2791327"/>
            <draw:equation draw:name="f64" draw:formula="1311442*logwidth/1732547"/>
            <draw:equation draw:name="f65" draw:formula="433137*logheight/2791327"/>
            <draw:equation draw:name="f66" draw:formula="1407694*logwidth/1732547"/>
            <draw:equation draw:name="f67" draw:formula="348916*logheight/2791327"/>
            <draw:equation draw:name="f68" draw:formula="1443789*logwidth/1732547"/>
            <draw:equation draw:name="f69" draw:formula="264695*logheight/2791327"/>
            <draw:equation draw:name="f70" draw:formula="1515979*logwidth/1732547"/>
            <draw:equation draw:name="f71" draw:formula="216569*logheight/2791327"/>
            <draw:equation draw:name="f72" draw:formula="1576136*logwidth/1732547"/>
            <draw:equation draw:name="f73" draw:formula="156411*logheight/2791327"/>
            <draw:equation draw:name="f74" draw:formula="1612231*logwidth/1732547"/>
            <draw:equation draw:name="f75" draw:formula="132348*logheight/2791327"/>
            <draw:equation draw:name="f76" draw:formula="1672389*logwidth/1732547"/>
            <draw:equation draw:name="f77" draw:formula="72190*logheight/2791327"/>
            <draw:equation draw:name="f78" draw:formula="1732547*logwidth/1732547"/>
            <draw:equation draw:name="f79" draw:formula="0*logheight/2791327"/>
            <draw:equation draw:name="f80" draw:formula="logwidth"/>
            <draw:equation draw:name="f81" draw:formula="logheight"/>
          </draw:enhanced-geometry>
        </draw:custom-shape>
        <draw:custom-shape draw:name="フリーフォーム 20" draw:style-name="gr14" draw:text-style-name="P2" draw:layer="layout" svg:width="3.575cm" svg:height="2.439cm" svg:x="28.809cm" svg:y="12.566cm">
          <text:p/>
          <draw:enhanced-geometry draw:mirror-horizontal="false" draw:mirror-vertical="false" svg:viewBox="0 0 0 0" drawooo:sub-view-size="1287379 878305" draw:text-areas="0 0 ?f46 ?f47" draw:type="ooxml-non-primitive" draw:enhanced-path="M 1251284 878305 C 1255295 858252 1257935 837876 1263316 818147 1269990 793676 1287379 745958 1287379 745958 1283368 701842 1289355 655635 1275347 613610 1271337 601579 1250596 607251 1239253 601579 1124855 544379 1317209 615531 1130968 553452 L 1094874 541421 C 1082842 537410 1071409 530537 1058779 529389 L 926432 517358 C 879034 512618 796785 504589 745958 493294 733578 490543 721895 485273 709863 481263 697831 473242 686702 463667 673768 457200 656502 448567 604974 436993 589547 433137 558188 401778 533087 368811 493295 348915 481951 343243 469232 340894 457200 336884 445168 324852 430543 314947 421105 300789 414070 290237 419394 272066 409074 264694 388434 249951 361994 244218 336884 240631 189016 219508 280966 230369 60158 216568 56147 192505 53418 168193 48126 144379 45375 131999 38846 120664 36095 108284 30803 84470 31778 59237 24063 36094 19490 22376 0 0 0 0 N">
            <draw:equation draw:name="f0" draw:formula="1251284*logwidth/1287379"/>
            <draw:equation draw:name="f1" draw:formula="878305*logheight/878305"/>
            <draw:equation draw:name="f2" draw:formula="1263316*logwidth/1287379"/>
            <draw:equation draw:name="f3" draw:formula="818147*logheight/878305"/>
            <draw:equation draw:name="f4" draw:formula="1287379*logwidth/1287379"/>
            <draw:equation draw:name="f5" draw:formula="745958*logheight/878305"/>
            <draw:equation draw:name="f6" draw:formula="1275347*logwidth/1287379"/>
            <draw:equation draw:name="f7" draw:formula="613610*logheight/878305"/>
            <draw:equation draw:name="f8" draw:formula="1239253*logwidth/1287379"/>
            <draw:equation draw:name="f9" draw:formula="601579*logheight/878305"/>
            <draw:equation draw:name="f10" draw:formula="1130968*logwidth/1287379"/>
            <draw:equation draw:name="f11" draw:formula="553452*logheight/878305"/>
            <draw:equation draw:name="f12" draw:formula="1094874*logwidth/1287379"/>
            <draw:equation draw:name="f13" draw:formula="541421*logheight/878305"/>
            <draw:equation draw:name="f14" draw:formula="1058779*logwidth/1287379"/>
            <draw:equation draw:name="f15" draw:formula="529389*logheight/878305"/>
            <draw:equation draw:name="f16" draw:formula="926432*logwidth/1287379"/>
            <draw:equation draw:name="f17" draw:formula="517358*logheight/878305"/>
            <draw:equation draw:name="f18" draw:formula="745958*logwidth/1287379"/>
            <draw:equation draw:name="f19" draw:formula="493294*logheight/878305"/>
            <draw:equation draw:name="f20" draw:formula="709863*logwidth/1287379"/>
            <draw:equation draw:name="f21" draw:formula="481263*logheight/878305"/>
            <draw:equation draw:name="f22" draw:formula="673768*logwidth/1287379"/>
            <draw:equation draw:name="f23" draw:formula="457200*logheight/878305"/>
            <draw:equation draw:name="f24" draw:formula="589547*logwidth/1287379"/>
            <draw:equation draw:name="f25" draw:formula="433137*logheight/878305"/>
            <draw:equation draw:name="f26" draw:formula="493295*logwidth/1287379"/>
            <draw:equation draw:name="f27" draw:formula="348915*logheight/878305"/>
            <draw:equation draw:name="f28" draw:formula="457200*logwidth/1287379"/>
            <draw:equation draw:name="f29" draw:formula="336884*logheight/878305"/>
            <draw:equation draw:name="f30" draw:formula="421105*logwidth/1287379"/>
            <draw:equation draw:name="f31" draw:formula="300789*logheight/878305"/>
            <draw:equation draw:name="f32" draw:formula="409074*logwidth/1287379"/>
            <draw:equation draw:name="f33" draw:formula="264694*logheight/878305"/>
            <draw:equation draw:name="f34" draw:formula="336884*logwidth/1287379"/>
            <draw:equation draw:name="f35" draw:formula="240631*logheight/878305"/>
            <draw:equation draw:name="f36" draw:formula="60158*logwidth/1287379"/>
            <draw:equation draw:name="f37" draw:formula="216568*logheight/878305"/>
            <draw:equation draw:name="f38" draw:formula="48126*logwidth/1287379"/>
            <draw:equation draw:name="f39" draw:formula="144379*logheight/878305"/>
            <draw:equation draw:name="f40" draw:formula="36095*logwidth/1287379"/>
            <draw:equation draw:name="f41" draw:formula="108284*logheight/878305"/>
            <draw:equation draw:name="f42" draw:formula="24063*logwidth/1287379"/>
            <draw:equation draw:name="f43" draw:formula="36094*logheight/878305"/>
            <draw:equation draw:name="f44" draw:formula="0*logwidth/1287379"/>
            <draw:equation draw:name="f45" draw:formula="0*logheight/878305"/>
            <draw:equation draw:name="f46" draw:formula="logwidth"/>
            <draw:equation draw:name="f47" draw:formula="logheight"/>
          </draw:enhanced-geometry>
        </draw:custom-shape>
        <draw:custom-shape draw:name="正方形/長方形 44" draw:style-name="gr15" draw:text-style-name="P4" draw:layer="layout" svg:width="8cm" svg:height="13.969cm" draw:transform="skewX (-0.00383972435438753) rotate (-0.00383972435438842) translate (14.6cm 2cm)">
          <text:p text:style-name="P3"><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8" draw:style-name="gr16" draw:text-style-name="P4" draw:layer="layout" svg:width="5.046cm" svg:height="14cm" svg:x="10.838cm" svg:y="2cm">
          <text:p text:style-name="P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2" draw:style-name="gr17" draw:text-style-name="P4" draw:layer="layout" svg:width="4.204cm" svg:height="5.356cm" svg:x="8.6cm" svg:y="1.244cm">
          <text:p text:style-name="P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3" draw:style-name="gr18" draw:text-style-name="P4" draw:layer="layout" svg:width="3.342cm" svg:height="4cm" svg:x="17.058cm" svg:y="13.4cm">
          <text:p text:style-name="P3"><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19" draw:layer="layout" svg:width="15.239cm" svg:height="8.572cm" svg:x="1.905cm" svg:y="3.175cm" draw:page-number="1" presentation:class="page"/>
          <draw:frame draw:name="ノート プレースホルダー 2" presentation:style-name="pr1" draw:text-style-name="P7" draw:layer="layout" svg:width="15.239cm" svg:height="10cm" svg:x="1.905cm" svg:y="12.224cm" presentation:class="notes" presentation:user-transformed="true">
            <draw:text-box>
              <text:p text:style-name="P5"><text:span text:style-name="T3">外枠</text:span></text:p>
              <text:p text:style-name="P6"><text:span text:style-name="T4">34.296332, 135.061091</text:span></text:p>
              <text:p text:style-name="P6"><text:span text:style-name="T4">34.143423, 135.339895</text:span></text:p>
              <text:p text:style-name="P6"><text:span text:style-name="T4"/></text:p>
              <text:p text:style-name="P6"><text:span text:style-name="T5">追加領域</text:span></text:p>
              <text:p text:style-name="P6"><text:span text:style-name="T5">1</text:span></text:p>
              <text:p text:style-name="P6"><text:span text:style-name="T5">34.284311, </text:span><text:span text:style-name="T5">135.183871</text:span></text:p>
              <text:p text:style-name="P6"><text:span text:style-name="T5">34.140970, </text:span><text:span text:style-name="T5">135.278189</text:span></text:p>
              <text:p text:style-name="P6"><text:span text:style-name="T5"/></text:p>
              <text:p text:style-name="P6"><text:span text:style-name="T5">2</text:span></text:p>
              <text:p text:style-name="P6"><text:span text:style-name="T5">34.217739, </text:span><text:span text:style-name="T5">135.265546</text:span></text:p>
              <text:p text:style-name="P6"><text:span text:style-name="T5">34.141232, </text:span><text:span text:style-name="T5">135.311170</text:span></text:p>
              <text:p text:style-name="P6"><text:span text:style-name="T5"/></text:p>
              <text:p text:style-name="P6"><text:span text:style-name="T5">3</text:span></text:p>
              <text:p text:style-name="P6"><text:span text:style-name="T5">34.297741, </text:span><text:span text:style-name="T5">135.241681</text:span></text:p>
              <text:p text:style-name="P6"><text:span text:style-name="T5">34.223232, </text:span><text:span text:style-name="T5">135.339878</text:span></text:p>
              <text:p text:style-name="P6"><text:span text:style-name="T5"/></text:p>
              <text:p text:style-name="P6"><text:span text:style-name="T5">4</text:span></text:p>
              <text:p text:style-name="P6"><text:span text:style-name="T5">34.223232, </text:span><text:span text:style-name="T5">135.339878</text:span></text:p>
              <text:p text:style-name="P6"><text:span text:style-name="T5">34.150343, </text:span><text:span text:style-name="T5">135.192901</text:span></text:p>
              <text:p text:style-name="P6"><text:span text:style-name="T5"/></text:p>
              <text:p text:style-name="P6"><text:span text:style-name="T5">5</text:span></text:p>
              <text:p text:style-name="P6"><text:span text:style-name="T4">34.296332, 135.061091</text:span></text:p>
              <text:p text:style-name="P6"><text:span text:style-name="T5">34.224480, </text:span><text:span text:style-name="T5">135.140605</text:span></text:p>
              <text:p text:style-name="P6"><text:span text:style-name="T5"/></text:p>
              <text:p text:style-name="P6"><text:span text:style-name="T5">削除領域</text:span></text:p>
              <text:p text:style-name="P6"><text:span text:style-name="T5">1</text:span></text:p>
              <text:p text:style-name="P6"><text:span text:style-name="T5">34.224480, </text:span><text:span text:style-name="T5">135.140605</text:span></text:p>
              <text:p text:style-name="P6"><text:span text:style-name="T5">34.216726, </text:span><text:span text:style-name="T5">135.090817</text:span></text:p>
              <text:p text:style-name="P6"><text:span text:style-name="T5"/></text:p>
              <text:p text:style-name="P6"><text:span text:style-name="T5">2</text:span></text:p>
              <text:p text:style-name="P6"><text:span text:style-name="T5">34.251027, </text:span><text:span text:style-name="T5">135.085241</text:span></text:p>
              <text:p text:style-name="P6"><text:span text:style-name="T5">34.217182, </text:span><text:span text:style-name="T5">135.098910</text:span></text:p>
              <text:p text:style-name="P6"><text:span text:style-name="T5"/></text:p>
              <text:p text:style-name="P6"><text:span text:style-name="T5">3</text:span></text:p>
              <text:p text:style-name="P6"><text:span text:style-name="T5">34.303788, </text:span><text:span text:style-name="T5">135.083578</text:span></text:p>
              <text:p text:style-name="P6"><text:span text:style-name="T5">34.278084, </text:span><text:span text:style-name="T5">135.142001</text:span></text:p>
              <text:p text:style-name="P6"><text:span text:style-name="T5"/></text:p>
              <text:p text:style-name="P6"><text:span text:style-name="T5">4</text:span></text:p>
              <text:p text:style-name="P6"><text:span text:style-name="T5">34.301980, </text:span><text:span text:style-name="T5">135.236779</text:span></text:p>
              <text:p text:style-name="P6"><text:span text:style-name="T5">34.287886, </text:span><text:span text:style-name="T5">135.294815</text:span></text:p>
              <text:p text:style-name="P6"><text:span text:style-name="T5"/></text:p>
              <text:p text:style-name="P6"><text:span text:style-name="T5">5</text:span></text:p>
              <text:p text:style-name="P6"><text:span text:style-name="T5">34.235600, </text:span><text:span text:style-name="T5">135.304050</text:span></text:p>
              <text:p text:style-name="P6"><text:span text:style-name="T5">34.217238, </text:span><text:span text:style-name="T5">135.348713</text:span></text:p>
              <text:p text:style-name="P6"><text:span text:style-name="T5"/></text:p>
              <text:p text:style-name="P6"><text:span text:style-name="T5">6</text:span></text:p>
              <text:p text:style-name="P6"><text:span text:style-name="T5">34.225734, </text:span><text:span text:style-name="T5">135.283667</text:span></text:p>
              <text:p text:style-name="P6"><text:span text:style-name="T5">34.203705, </text:span><text:span text:style-name="T5">135.320705</text:span></text:p>
              <text:p text:style-name="P6"><text:span text:style-name="T5"/></text:p>
              <text:p text:style-name="P6"><text:span text:style-name="T5">7</text:span></text:p>
              <text:p text:style-name="P6"><text:span text:style-name="T5">34.163086, </text:span><text:span text:style-name="T5">135.279536</text:span></text:p>
              <text:p text:style-name="P6"><text:span text:style-name="T5">34.132188, </text:span><text:span text:style-name="T5">135.327012</text:span></text:p>
              <text:p text:style-name="P6"><text:span text:style-name="T5"/></text:p>
              <text:p text:style-name="P6"><text:span text:style-name="T5">8</text:span></text:p>
              <text:p text:style-name="P6"><text:span text:style-name="T5">34.180746, </text:span><text:span text:style-name="T5">135.296754</text:span></text:p>
              <text:p text:style-name="P6"><text:span text:style-name="T5">34.157178, </text:span><text:span text:style-name="T5">135.329913</text:span></text:p>
              <text:p text:style-name="P6"><text:span text:style-name="T5"/></text:p>
            </draw:text-box>
          </draw:frame>
          <draw:frame draw:name="スライド番号プレースホルダー 3" presentation:style-name="pr2" draw:text-style-name="P9" draw:layer="layout" svg:width="8.254cm" svg:height="1.273cm" svg:x="10.791cm" svg:y="24.126cm" presentation:class="page-number" presentation:user-transformed="true">
            <draw:text-box>
              <text:p text:style-name="P8"><text:span text:style-name="T6"><text:page-number>&lt;番号&gt;</text:page-number></text:span></text:p>
            </draw:text-box>
          </draw:frame>
        </presentation:notes>
      </draw:page>
      <draw:page draw:name="page2" draw:style-name="dp1" draw:master-page-name="白紙">
        <draw:custom-shape draw:name="テキスト ボックス 1" draw:style-name="gr20" draw:text-style-name="P2" draw:layer="layout" svg:width="7.407cm" svg:height="4.059cm" svg:x="0cm" svg:y="0.529cm">
          <text:p text:style-name="P10"><text:span text:style-name="T7">外枠</text:span></text:p>
          <text:p text:style-name="P10"><text:span text:style-name="T7">34.275080, 135.138074</text:span></text:p>
          <text:p text:style-name="P10"><text:span text:style-name="T7">34.178566, 135.242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21" draw:text-style-name="P2" draw:layer="layout" svg:width="7.945cm" svg:height="5.583cm" svg:x="6.769cm" svg:y="0.529cm">
          <text:p text:style-name="P10"><text:span text:style-name="T7">追加領域</text:span></text:p>
          <text:p text:style-name="P10"><text:span text:style-name="T7">1</text:span></text:p>
          <text:p text:style-name="P10"><text:span text:style-name="T7">34.276499, 135.177899</text:span></text:p>
          <text:p text:style-name="P10"><text:span text:style-name="T7">34.184814, 135.236264</text:span></text:p>
          <text:p text:style-name="P10"><text:span text:style-name="T7">2</text:span></text:p>
          <text:p text:style-name="P10"><text:span text:style-name="T7">34.271675, 135.146657</text:span></text:p>
          <text:p text:style-name="P10"><text:span text:style-name="T7">34.182542, 135.190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20" draw:text-style-name="P2" draw:layer="layout" svg:width="8.572cm" svg:height="5.583cm" svg:x="16.193cm" svg:y="0.529cm">
          <text:p text:style-name="P10"><text:span text:style-name="T7">削除領域</text:span></text:p>
          <text:p text:style-name="P10"><text:span text:style-name="T7">1</text:span></text:p>
          <text:p text:style-name="P10"><text:span text:style-name="T7">34.276782, 135.129233</text:span></text:p>
          <text:p text:style-name="P10"><text:span text:style-name="T7">34.242164, 135.162535</text:span></text:p>
          <text:p text:style-name="P10"><text:span text:style-name="T7">2</text:span></text:p>
          <text:p text:style-name="P10"><text:span text:style-name="T7">34.200859, 135.193864</text:span></text:p>
          <text:p text:style-name="P10"><text:span text:style-name="T7">34.174944, 135.2210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9" draw:layer="layout" svg:width="14.848cm" svg:height="11.136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2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1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485cm"/>
    </style:style>
    <style:style style:name="Mpr3" style:family="presentation" style:parent-style-name="白紙-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游ゴシック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白紙" style:page-layout-name="PM1" draw:style-name="Mdp1">
      <draw:frame draw:name="日付プレースホルダー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16-09-29">9/29/16</text:date></text:span></text:p>
        </draw:text-box>
      </draw:frame>
      <draw:frame draw:name="フッター プレースホルダー 2" presentation:style-name="Mpr1" draw:text-style-name="MP6"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6" draw:layer="backgroundobjects" svg:width="7.619cm" svg:height="1.013cm" svg:x="23.918cm" svg:y="17.657cm" presentation:class="page-number" presentation:user-transformed="true">
        <draw:text-box>
          <text:p text:style-name="MP7"><text:span text:style-name="MT2"><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8cm" svg:x="1.693cm" svg:y="4.457cm" presentation:class="outline" presentation:placeholder="true">
        <draw:text-box/>
      </draw:frame>
      <presentation:notes style:page-layout-name="PM2">
        <draw:page-thumbnail presentation:style-name="白紙-title" draw:layer="backgroundobjects" svg:width="14.848cm" svg:height="11.136cm" svg:x="3.075cm" svg:y="2.257cm" presentation:class="page"/>
        <draw:frame presentation:style-name="白紙-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hiromoto</meta:initial-creator>
    <meta:editing-cycles>29</meta:editing-cycles>
    <meta:creation-date>2016-09-17T06:53:23</meta:creation-date>
    <dc:date>2016-09-29T10:13:34.222031617</dc:date>
    <meta:editing-duration>PT2H2M55S</meta:editing-duration>
    <meta:generator>LibreOffice/5.1.4.2$Linux_X86_64 LibreOffice_project/10m0$Build-2</meta:generator>
    <meta:document-statistic meta:object-count="4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ユーザー設定</meta:user-defined>
    <meta:user-defined meta:name="ScaleCrop" meta:value-type="boolean">false</meta:user-defined>
    <meta:user-defined meta:name="ShareDoc" meta:value-type="boolean">false</meta:user-defined>
    <meta:user-defined meta:name="Slides" meta:value-type="float">3</meta:user-defined>
  </office:meta>
</office:document-meta>
</file>